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3e13" officeooo:paragraph-rsid="00043e13"/>
    </style:style>
    <style:style style:name="P2" style:family="paragraph" style:parent-style-name="Standard">
      <style:text-properties officeooo:rsid="00043e13" officeooo:paragraph-rsid="0004ff3c"/>
    </style:style>
    <style:style style:name="P3" style:family="paragraph" style:parent-style-name="Standard">
      <style:paragraph-properties fo:text-align="start" style:justify-single-word="false"/>
      <style:text-properties officeooo:rsid="00043e13" officeooo:paragraph-rsid="0004ff3c"/>
    </style:style>
    <style:style style:name="P4" style:family="paragraph" style:parent-style-name="Standard">
      <style:text-properties fo:font-size="18pt" fo:font-weight="bold" officeooo:rsid="00043e13" officeooo:paragraph-rsid="00043e1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officeooo:rsid="00043e13" officeooo:paragraph-rsid="00043e13" style:font-size-asian="14pt" style:font-size-complex="14pt"/>
    </style:style>
    <style:style style:name="P6" style:family="paragraph" style:parent-style-name="Standard">
      <style:text-properties fo:font-size="14pt" officeooo:rsid="00043e13" officeooo:paragraph-rsid="00058940" style:font-size-asian="14pt" style:font-size-complex="14pt"/>
    </style:style>
    <style:style style:name="P7" style:family="paragraph" style:parent-style-name="Standard">
      <style:text-properties fo:font-size="14pt" fo:font-weight="bold" officeooo:rsid="00043e13" officeooo:paragraph-rsid="00043e1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43e13" officeooo:paragraph-rsid="0004ff3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43e13" officeooo:paragraph-rsid="00058940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58940" officeooo:paragraph-rsid="0005894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paragraph-rsid="00058940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04ff3c" officeooo:paragraph-rsid="0004ff3c"/>
    </style:style>
    <style:style style:name="P13" style:family="paragraph" style:parent-style-name="Standard">
      <style:text-properties officeooo:paragraph-rsid="0004ff3c"/>
    </style:style>
    <style:style style:name="P14" style:family="paragraph" style:parent-style-name="Standard" style:list-style-name="L1">
      <style:text-properties officeooo:paragraph-rsid="0004ff3c"/>
    </style:style>
    <style:style style:name="P15" style:family="paragraph" style:parent-style-name="Standard" style:list-style-name="L3">
      <style:text-properties officeooo:paragraph-rsid="0004ff3c"/>
    </style:style>
    <style:style style:name="P16" style:family="paragraph" style:parent-style-name="Standard" style:list-style-name="L3">
      <style:text-properties officeooo:paragraph-rsid="00058940"/>
    </style:style>
    <style:style style:name="P17" style:family="paragraph" style:parent-style-name="Standard">
      <style:text-properties officeooo:paragraph-rsid="00058940"/>
    </style:style>
    <style:style style:name="P18" style:family="paragraph" style:parent-style-name="Standard" style:list-style-name="L3">
      <style:text-properties officeooo:rsid="00058940" officeooo:paragraph-rsid="00058940"/>
    </style:style>
    <style:style style:name="P19" style:family="paragraph" style:parent-style-name="Standard">
      <style:text-properties officeooo:rsid="00058940" officeooo:paragraph-rsid="00058940"/>
    </style:style>
    <style:style style:name="P20" style:family="paragraph" style:parent-style-name="Standard" style:list-style-name="L4">
      <style:text-properties officeooo:paragraph-rsid="00058940"/>
    </style:style>
    <style:style style:name="P21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erif" fo:font-size="14pt" fo:font-weight="bold" officeooo:paragraph-rsid="0005894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f3c" style:font-weight-asian="bold" style:font-weight-complex="bold"/>
    </style:style>
    <style:style style:name="T3" style:family="text">
      <style:text-properties officeooo:rsid="0004ff3c"/>
    </style:style>
    <style:style style:name="T4" style:family="text">
      <style:text-properties fo:font-size="12pt" fo:font-weight="normal" officeooo:rsid="0004ff3c" style:font-size-asian="10.5pt" style:font-weight-asian="normal" style:font-size-complex="12pt" style:font-weight-complex="normal"/>
    </style:style>
    <style:style style:name="T5" style:family="text">
      <style:text-properties fo:font-size="14pt" fo:font-weight="bold" officeooo:rsid="00043e13" style:font-size-asian="14pt" style:font-weight-asian="bold" style:font-size-complex="14pt" style:font-weight-complex="bold"/>
    </style:style>
    <style:style style:name="T6" style:family="text">
      <style:text-properties officeooo:rsid="000589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dice general</text:p>
      <text:p text:style-name="P5"/>
      <text:p text:style-name="P5"/>
      <text:p text:style-name="P5"><text:span text:style-name="T1">Registro de cambios.</text:span>..............................................................</text:p>
      <text:p text:style-name="P5"><text:span text:style-name="T1"/></text:p>
      <text:p text:style-name="P5"><text:span text:style-name="T1">1 Introducción</text:span> ........................................................................................</text:p>
      <text:p text:style-name="P5"/>
      <text:p text:style-name="P5">1.1 Propósito ...................................................................................</text:p>
      <text:p text:style-name="P5">1.2 Alcance ............................................................................</text:p>
      <text:p text:style-name="P5">1.3 Definiciones, acrónimos y <text:s/>abreviaciones ............................................</text:p>
      <text:p text:style-name="P5">1.4 <text:s/>Glosario .............................................................................</text:p>
      <text:p text:style-name="P5">1.5 Referencias ........................................................................</text:p>
      <text:p text:style-name="P5">1.6 Visión <text:s/>Global .............................................................................</text:p>
      <text:p text:style-name="P5"><text:span text:style-name="T1"/></text:p>
      <text:p text:style-name="P5"><text:span text:style-name="T1">2 Descripción <text:s/>Global</text:span> ..................................................................................</text:p>
      <text:p text:style-name="P5"/>
      <text:p text:style-name="P5">2.1 Perspectiva del <text:s text:c="4"/>producto .........................................................</text:p>
      <text:p text:style-name="P5">2.2 Funciones del producto ...................................................................</text:p>
      <text:p text:style-name="P5">2.3 Características del usuario ..............................................................</text:p>
      <text:p text:style-name="P5">2.4 Restricciones generales ....................................................................</text:p>
      <text:p text:style-name="P5">2.5 Suposiciones y dependencias ...........................................................</text:p>
      <text:p text:style-name="P5"><text:span text:style-name="T1"/></text:p>
      <text:p text:style-name="P5"><text:span text:style-name="T1">3 Requerimientos específicos </text:span>.................................................................</text:p>
      <text:p text:style-name="P5"/>
      <text:p text:style-name="P5">3.1 Interfaces externas ..............................................................................</text:p>
      <text:p text:style-name="P5"><text:tab/>3.1.1 Interfaces de usuario ......................................................</text:p>
      <text:p text:style-name="P5"><text:tab/>3.1.2 Interfaces de hardware ..................................................</text:p>
      <text:p text:style-name="P5"><text:tab/>3.1.3 Interfaces de software ..................................................</text:p>
      <text:p text:style-name="P5"><text:tab/>3.1.4 Interfaces de comunicación .........................................</text:p>
      <text:p text:style-name="P5">3.2 Requerimientos funcionales .................................................................</text:p>
      <text:p text:style-name="P5">3.3 Hardware ..............................................................................................</text:p>
      <text:p text:style-name="P5">3.4 Portabilidad ....................................................................................….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Registro de Cambios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Introducción</text:p>
      <text:p text:style-name="P1"/>
      <text:p text:style-name="P1"/>
      <text:p text:style-name="P1"/>
      <text:p text:style-name="P7">1.1 Propósito</text:p>
      <text:p text:style-name="P1"><text:tab/></text:p>
      <text:p text:style-name="P3"><text:tab/><text:span text:style-name="T3">El propósito de este documento es especificar los requerimientos de software de una aplicación web que permitirá jugar al Truco a través de un browser. Este documento provee una descripción global del alcance del producto de software,las restricciones de diseño y los requerimientos, tanto funcionales como no funcionales.</text:span></text:p>
      <text:p text:style-name="P1"/>
      <text:p text:style-name="P7">1.2 Alcance</text:p>
      <text:p text:style-name="P2"><text:tab/></text:p>
      <text:p text:style-name="P2"><text:span text:style-name="T3"><text:tab/>El producto de software se identificará con el nombre Truco, y como ya se dijo, es una</text:span></text:p>
      <text:p text:style-name="P12">aplicación web desarrollada en Java. La funcionalidad incluye una GUI -accesible desde un</text:p>
      <text:p text:style-name="P12">browser- para permitir a los usuarios su utilización, la parte propiamente lógica del sistema -la cual</text:p>
      <text:p text:style-name="P12">se ejecutará en un servidor web- y bases de datos -que estarán almacenadas en un servidor de datos-</text:p>
      <text:p text:style-name="P12">para guardar y recuperar la información producida por la misma. Para esto último se utiliza el Mongoose y Mongodb.</text:p>
      <text:p text:style-name="P12">El sistema permitirá básicamente a un usuario registrarse y realizar un proceso de login en el</text:p>
      <text:p text:style-name="P12">mismo para jugar partidas de Truco <text:s/>con un companiero manera online en la modalidad jugador vs</text:p>
      <text:p text:style-name="P12">jugador.</text:p>
      <text:p text:style-name="P1"/>
      <text:p text:style-name="P8">1.3 <text:span text:style-name="T3">Definiciones, acrónimos y abreviaciones</text:span></text:p>
      <text:p text:style-name="P8"><text:tab/></text:p>
      <text:list xml:id="list1633987907813252218" text:style-name="L1">
        <text:list-item>
          <text:p text:style-name="P14"><text:span text:style-name="T4">GUI: Interfaz Gráfica de Usuario</text:span></text:p>
        </text:list-item>
        <text:list-item>
          <text:p text:style-name="P14"><text:span text:style-name="T4">HTTP: Protocolo de Transferencia de Hipertexto</text:span></text:p>
        </text:list-item>
        <text:list-item>
          <text:p text:style-name="P14"><text:span text:style-name="T4">HTTPS: Protocolo Seguro de Transferencia de Hipertexto</text:span></text:p>
        </text:list-item>
        <text:list-item>
          <text:p text:style-name="P14"><text:span text:style-name="T4">TCP/IP: Protocolo de Control de Transmisión / Protocolo de Internet</text:span></text:p>
        </text:list-item>
        <text:list-item>
          <text:p text:style-name="P14"><text:span text:style-name="T4">SGDB: sistema de gestión de bases de datos</text:span></text:p>
        </text:list-item>
        <text:list-item>
          <text:p text:style-name="P14"><text:span text:style-name="T4">JRE: Java Runtime Enviroment</text:span></text:p>
        </text:list-item>
      </text:list>
      <text:p text:style-name="P1"/>
      <text:p text:style-name="P13"><text:span text:style-name="T5">1.4 Glosario</text:span></text:p>
      <text:list xml:id="list1261595570970612634" text:style-name="L3">
        <text:list-item>
          <text:p text:style-name="P15"><text:span text:style-name="T2">Invitado: </text:span><text:span text:style-name="T3">toda aquella persona que acompania al jugador a jugar en la aplicacion, sin realizar el proceso de login.</text:span></text:p>
        </text:list-item>
        <text:list-item>
          <text:p text:style-name="P15"><text:span text:style-name="T2">Jugador:</text:span><text:span text:style-name="T3"> toda aquella persona que se encuentra registrada y realiza el proceso de login en el sistema.</text:span></text:p>
        </text:list-item>
        <text:list-item>
          <text:p text:style-name="P15"><text:span text:style-name="T2">Registración:</text:span><text:span text:style-name="T3"> proceso de asentar los datos de un usuario en el sistema, en este caso particular, nickname, mail y contraseña.</text:span></text:p>
        </text:list-item>
        <text:list-item>
          <text:p text:style-name="P15"><text:span text:style-name="T2">Login: </text:span><text:span text:style-name="T3">proceso mediante el cual un usuario accede al sistema ingresando sus datos de</text:span></text:p>
          <text:p text:style-name="P15"><text:span text:style-name="T3">identificación en el mismo.</text:span></text:p>
        </text:list-item>
        <text:list-item>
          <text:p text:style-name="P15"><text:span text:style-name="T2">Nickname:</text:span><text:span text:style-name="T3"> nombre alternativo o apodo de un jugador que permite identificar a un jugador</text:span></text:p>
          <text:p text:style-name="P16"><text:span text:style-name="T3">dentro del sistema.</text:span></text:p>
        </text:list-item>
        <text:list-item>
          <text:p text:style-name="P16"><text:span text:style-name="T2">Browser:</text:span><text:span text:style-name="T3"> también conocido como navegador web, es un software que permite el acceso a</text:span></text:p>
          <text:p text:style-name="P16"><text:span text:style-name="T3">Internet, interpretando la información de distintos tipos de archivos y sitios web para que éstos puedan ser visualizados.</text:span></text:p>
        </text:list-item>
        <text:list-item>
          <text:p text:style-name="P18"><text:span text:style-name="T1">Base de Datos:</text:span> conjunto de datos pertenecientes a un mismo contexto y almacenados</text:p>
          <text:p text:style-name="P18">sistemáticamente para su posterior uso.</text:p>
        </text:list-item>
        <text:list-item>
          <text:p text:style-name="P18"><text:span text:style-name="T1">Sistema de Gestión de Bases de Datos:</text:span> software dedicado a servir de interfaz entre la base</text:p>
          <text:p text:style-name="P18">de datos, el usuario y las aplicaciones que la utilizan.</text:p>
        </text:list-item>
        <text:list-item>
          <text:p text:style-name="P18"><text:soft-page-break/><text:span text:style-name="T1">Servidor Web:</text:span> programa informático que implementa el protocolo HTTP.</text:p>
        </text:list-item>
      </text:list>
      <text:p text:style-name="P19"><text:span text:style-name="T1"/></text:p>
      <text:p text:style-name="P19"><text:span text:style-name="T1"/></text:p>
      <text:p text:style-name="P19"><text:span text:style-name="T1"/></text:p>
      <text:p text:style-name="P10">1.5 Referencias</text:p>
      <text:p text:style-name="P19"><text:tab/></text:p>
      <text:p text:style-name="P19"> IEEE 830-1998:</text:p>
      <text:p text:style-name="P19"><text:tab/><text:a xlink:type="simple" xlink:href="http://dc.exa.unrc.edu.ar/moodle/pluginfile.php/2430/mod_resource/content/1/IEEE830_esp.pdf" text:style-name="Internet_20_link" text:visited-style-name="Visited_20_Internet_20_Link">http://dc.exa.unrc.edu.ar/moodle/pluginfile.php/2430/mod_resource/content/1/IEEE830_esp.pdf</text:a></text:p>
      <text:p text:style-name="P19"/>
      <text:p text:style-name="P19"/>
      <text:p text:style-name="P10">1.6 Visión Global</text:p>
      <text:p text:style-name="P19"/>
      <text:list xml:id="list9187226511766297699" text:style-name="L4">
        <text:list-item>
          <text:p text:style-name="P20"><text:span text:style-name="T6">La Sección 1 se enfoca en la explicación, objetivos, metas y descripción del documento.</text:span></text:p>
        </text:list-item>
        <text:list-item>
          <text:p text:style-name="P20"><text:span text:style-name="T6">La Sección 2 está orientada, como su nombre lo indica, a la descripción general del sistema,</text:span></text:p>
          <text:p text:style-name="P20"><text:span text:style-name="T6">dónde la información está orientada al cliente/usuario potencial.</text:span></text:p>
        </text:list-item>
        <text:list-item>
          <text:p text:style-name="P20"><text:span text:style-name="T6">La Sección 3 trata sobre los requisitos específicos. Se emplean términos técnicos orientados</text:span></text:p>
          <text:p text:style-name="P20"><text:span text:style-name="T6">principalmente a los desarrolladores y programadores.</text:span></text:p>
        </text:list-item>
      </text:list>
      <text:p text:style-name="P17"/>
      <text:p text:style-name="P22">2.1 Perspectiva del producto</text:p>
      <text:p text:style-name="P22"/>
      <text:p text:style-name="P21">2.2 Funciones del producto</text:p>
      <text:p text:style-name="P21"/>
      <text:p text:style-name="P21">2.3 Características del usuario</text:p>
      <text:p text:style-name="P21"/>
      <text:p text:style-name="P21">2.4 Restricciones</text:p>
      <text:p text:style-name="P21"/>
      <text:p text:style-name="P21">2.5 Atención y dependencias</text:p>
      <text:p text:style-name="P11"/>
      <text:p text:style-name="P6"><text:span text:style-name="T1">3 Requerimientos específicos </text:span></text:p>
      <text:p text:style-name="P6"/>
      <text:p text:style-name="P9">3.1 Interfaces externas</text:p>
      <text:p text:style-name="P9"><text:s/></text:p>
      <text:p text:style-name="P9">3.1.1 Interfaces de usuario</text:p>
      <text:p text:style-name="P9"><text:s/></text:p>
      <text:p text:style-name="P9">3.1.2 Interfaces de hardware</text:p>
      <text:p text:style-name="P9"><text:s/></text:p>
      <text:p text:style-name="P9">3.1.3 Interfaces de software</text:p>
      <text:p text:style-name="P9"><text:s/></text:p>
      <text:p text:style-name="P9">3.1.4 Interfaces de comunicación</text:p>
      <text:p text:style-name="P9"><text:s/></text:p>
      <text:p text:style-name="P9">3.2 Requerimientos funcionales</text:p>
      <text:p text:style-name="P9"><text:s/></text:p>
      <text:p text:style-name="P9">3.3 Hardware</text:p>
      <text:p text:style-name="P9"><text:s/></text:p>
      <text:p text:style-name="P9">3.4 Portabilidad</text:p>
      <text:p text:style-name="P9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0:57:43.057793806</meta:creation-date>
    <dc:date>2016-06-20T21:47:37.028479830</dc:date>
    <meta:editing-duration>PT1M9S</meta:editing-duration>
    <meta:editing-cycles>1</meta:editing-cycles>
    <meta:document-statistic meta:table-count="2" meta:image-count="0" meta:object-count="0" meta:page-count="4" meta:paragraph-count="94" meta:word-count="629" meta:character-count="5547" meta:non-whitespace-character-count="4995"/>
    <meta:generator>LibreOffice/5.0.5.2$Linux_x86 LibreOffice_project/00m0$Build-2</meta:generator>
  </office:meta>
</office:document-meta>
</file>